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2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26bae1"/>
    </style:style>
    <style:style style:name="P4" style:family="paragraph" style:parent-style-name="Standard">
      <style:text-properties officeooo:rsid="00185566" officeooo:paragraph-rsid="00276194"/>
    </style:style>
    <style:style style:name="P5" style:family="paragraph" style:parent-style-name="Standard">
      <style:text-properties officeooo:rsid="00185566" officeooo:paragraph-rsid="00277ce6"/>
    </style:style>
    <style:style style:name="P6" style:family="paragraph" style:parent-style-name="Standard">
      <style:text-properties officeooo:rsid="00185566" officeooo:paragraph-rsid="0032e04a"/>
    </style:style>
    <style:style style:name="P7" style:family="paragraph" style:parent-style-name="Standard">
      <style:text-properties officeooo:rsid="00185566" officeooo:paragraph-rsid="0057c897"/>
    </style:style>
    <style:style style:name="P8" style:family="paragraph" style:parent-style-name="Standard">
      <style:text-properties officeooo:rsid="00185566" officeooo:paragraph-rsid="00215722"/>
    </style:style>
    <style:style style:name="P9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0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1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2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3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4" style:family="paragraph" style:parent-style-name="Standard">
      <style:text-properties officeooo:rsid="001b6d5d" officeooo:paragraph-rsid="001b6d5d"/>
    </style:style>
    <style:style style:name="P15" style:family="paragraph" style:parent-style-name="Standard">
      <style:text-properties officeooo:rsid="001c537a" officeooo:paragraph-rsid="001c537a"/>
    </style:style>
    <style:style style:name="P16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7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8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9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0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1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3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4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5" style:family="paragraph" style:parent-style-name="Standard">
      <style:text-properties officeooo:rsid="001fa299" officeooo:paragraph-rsid="00276194"/>
    </style:style>
    <style:style style:name="P26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7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8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1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2" style:family="paragraph" style:parent-style-name="Standard">
      <style:text-properties officeooo:rsid="0026bae1" officeooo:paragraph-rsid="0026bae1"/>
    </style:style>
    <style:style style:name="P33" style:family="paragraph" style:parent-style-name="Standard">
      <style:text-properties style:font-name="Courier New" officeooo:rsid="00185566" officeooo:paragraph-rsid="0026bae1"/>
    </style:style>
    <style:style style:name="P34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5" style:family="paragraph" style:parent-style-name="Standard">
      <style:text-properties officeooo:rsid="00276194" officeooo:paragraph-rsid="00293b28"/>
    </style:style>
    <style:style style:name="P36" style:family="paragraph" style:parent-style-name="Standard">
      <style:text-properties officeooo:rsid="00276194" officeooo:paragraph-rsid="002bf213"/>
    </style:style>
    <style:style style:name="P37" style:family="paragraph" style:parent-style-name="Standard">
      <style:text-properties officeooo:rsid="00277ce6" officeooo:paragraph-rsid="00293b28"/>
    </style:style>
    <style:style style:name="P38" style:family="paragraph" style:parent-style-name="Standard">
      <style:text-properties officeooo:rsid="0027c85e" officeooo:paragraph-rsid="00293b28"/>
    </style:style>
    <style:style style:name="P39" style:family="paragraph" style:parent-style-name="Standard">
      <style:text-properties officeooo:rsid="00293b28" officeooo:paragraph-rsid="00293b28"/>
    </style:style>
    <style:style style:name="P40" style:family="paragraph" style:parent-style-name="Standard">
      <style:text-properties officeooo:rsid="00293b28" officeooo:paragraph-rsid="002ae206"/>
    </style:style>
    <style:style style:name="P41" style:family="paragraph" style:parent-style-name="Standard">
      <style:text-properties officeooo:rsid="00293b28" officeooo:paragraph-rsid="0037c2c7"/>
    </style:style>
    <style:style style:name="P42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3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4" style:family="paragraph" style:parent-style-name="Standard">
      <style:text-properties officeooo:rsid="002bf213" officeooo:paragraph-rsid="002bf213"/>
    </style:style>
    <style:style style:name="P45" style:family="paragraph" style:parent-style-name="Standard">
      <style:text-properties officeooo:rsid="002bf213" officeooo:paragraph-rsid="0036571e"/>
    </style:style>
    <style:style style:name="P46" style:family="paragraph" style:parent-style-name="Standard">
      <style:text-properties officeooo:rsid="002bf213" officeooo:paragraph-rsid="00369c00"/>
    </style:style>
    <style:style style:name="P47" style:family="paragraph" style:parent-style-name="Standard">
      <style:text-properties officeooo:rsid="0036571e" officeooo:paragraph-rsid="0036571e"/>
    </style:style>
    <style:style style:name="P48" style:family="paragraph" style:parent-style-name="Standard">
      <style:text-properties officeooo:rsid="0036571e" officeooo:paragraph-rsid="00369c00"/>
    </style:style>
    <style:style style:name="P49" style:family="paragraph" style:parent-style-name="Standard">
      <style:text-properties officeooo:rsid="0037c2c7" officeooo:paragraph-rsid="0037c2c7"/>
    </style:style>
    <style:style style:name="P50" style:family="paragraph" style:parent-style-name="Standard">
      <style:text-properties officeooo:paragraph-rsid="0037df5d"/>
    </style:style>
    <style:style style:name="P51" style:family="paragraph" style:parent-style-name="Standard">
      <style:text-properties officeooo:rsid="003b2fe5" officeooo:paragraph-rsid="003b2fe5"/>
    </style:style>
    <style:style style:name="P52" style:family="paragraph" style:parent-style-name="Standard">
      <style:text-properties officeooo:rsid="003c4590" officeooo:paragraph-rsid="003c4590"/>
    </style:style>
    <style:style style:name="P53" style:family="paragraph" style:parent-style-name="Standard">
      <style:text-properties officeooo:rsid="003ebc46" officeooo:paragraph-rsid="00458388"/>
    </style:style>
    <style:style style:name="P54" style:family="paragraph" style:parent-style-name="Standard">
      <style:text-properties officeooo:rsid="003496fb" officeooo:paragraph-rsid="00458388"/>
    </style:style>
    <style:style style:name="P55" style:family="paragraph" style:parent-style-name="Standard">
      <style:text-properties officeooo:rsid="0021e80f" officeooo:paragraph-rsid="00477eae"/>
    </style:style>
    <style:style style:name="P56" style:family="paragraph" style:parent-style-name="Standard">
      <style:text-properties officeooo:rsid="00495643" officeooo:paragraph-rsid="00495643"/>
    </style:style>
    <style:style style:name="P57" style:family="paragraph" style:parent-style-name="Standard">
      <style:text-properties officeooo:rsid="004e3bf1" officeooo:paragraph-rsid="004e3bf1"/>
    </style:style>
    <style:style style:name="P58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59" style:family="paragraph" style:parent-style-name="Standard">
      <style:text-properties officeooo:rsid="005e51fb" officeooo:paragraph-rsid="005e51fb"/>
    </style:style>
    <style:style style:name="P60" style:family="paragraph" style:parent-style-name="Standard">
      <style:text-properties officeooo:rsid="00415530" officeooo:paragraph-rsid="005e6c1a"/>
    </style:style>
    <style:style style:name="P61" style:family="paragraph" style:parent-style-name="Standard">
      <style:text-properties officeooo:rsid="005e6c1a" officeooo:paragraph-rsid="005e6c1a"/>
    </style:style>
    <style:style style:name="P62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3" style:family="paragraph" style:parent-style-name="Standard">
      <style:text-properties officeooo:rsid="002d930c" officeooo:paragraph-rsid="002d930c"/>
    </style:style>
    <style:style style:name="P64" style:family="paragraph" style:parent-style-name="Table_20_Contents">
      <style:text-properties officeooo:rsid="0034cb61" officeooo:paragraph-rsid="0034cb61"/>
    </style:style>
    <style:style style:name="P65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66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7" style:family="paragraph" style:parent-style-name="Table_20_Contents">
      <style:text-properties fo:font-weight="bold" officeooo:rsid="00458388" officeooo:paragraph-rsid="00458388" style:font-weight-asian="bold" style:font-weight-complex="bold"/>
    </style:style>
    <style:style style:name="P68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69" style:family="paragraph" style:parent-style-name="Table_20_Contents">
      <style:text-properties fo:font-weight="bold" officeooo:rsid="004c3702" officeooo:paragraph-rsid="004c3702" style:font-weight-asian="bold" style:font-weight-complex="bold"/>
    </style:style>
    <style:style style:name="P70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1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2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3" style:family="paragraph" style:parent-style-name="Table_20_Contents">
      <style:text-properties officeooo:rsid="003cc873" officeooo:paragraph-rsid="003cc873"/>
    </style:style>
    <style:style style:name="P74" style:family="paragraph" style:parent-style-name="Table_20_Contents">
      <style:text-properties officeooo:rsid="00458388" officeooo:paragraph-rsid="00458388"/>
    </style:style>
    <style:style style:name="P75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text-properties officeooo:rsid="002426d7" officeooo:paragraph-rsid="00477eae"/>
    </style:style>
    <style:style style:name="P78" style:family="paragraph" style:parent-style-name="Table_20_Contents">
      <style:text-properties officeooo:rsid="00223597" officeooo:paragraph-rsid="00477eae"/>
    </style:style>
    <style:style style:name="P79" style:family="paragraph" style:parent-style-name="Table_20_Contents">
      <style:text-properties officeooo:rsid="00231c61" officeooo:paragraph-rsid="00477eae"/>
    </style:style>
    <style:style style:name="P80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1" style:family="paragraph" style:parent-style-name="Table_20_Contents">
      <style:text-properties officeooo:rsid="004ff6a8" officeooo:paragraph-rsid="004ff6a8"/>
    </style:style>
    <style:style style:name="P82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3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4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8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89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0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1" style:family="paragraph" style:parent-style-name="Standard" style:list-style-name="L2">
      <style:text-properties officeooo:rsid="00185566" officeooo:paragraph-rsid="001b6d5d"/>
    </style:style>
    <style:style style:name="P92" style:family="paragraph" style:parent-style-name="Standard">
      <style:text-properties officeooo:rsid="00185566" officeooo:paragraph-rsid="006698e0"/>
    </style:style>
    <style:style style:name="P93" style:family="paragraph" style:parent-style-name="Standard">
      <style:text-properties officeooo:rsid="00185566" officeooo:paragraph-rsid="00185566"/>
    </style:style>
    <style:style style:name="P94" style:family="paragraph" style:parent-style-name="Standard" style:list-style-name="L2">
      <style:text-properties officeooo:rsid="001b6d5d" officeooo:paragraph-rsid="001b6d5d"/>
    </style:style>
    <style:style style:name="P95" style:family="paragraph" style:parent-style-name="Standard" style:list-style-name="L3">
      <style:text-properties officeooo:rsid="00415530" officeooo:paragraph-rsid="005e6c1a"/>
    </style:style>
    <style:style style:name="P96" style:family="paragraph" style:parent-style-name="Standard" style:list-style-name="L3">
      <style:text-properties officeooo:rsid="005e6c1a" officeooo:paragraph-rsid="005e6c1a"/>
    </style:style>
    <style:style style:name="P97" style:family="paragraph" style:parent-style-name="Standard" style:list-style-name="L4">
      <style:text-properties officeooo:rsid="005e6c1a" officeooo:paragraph-rsid="005e6c1a"/>
    </style:style>
    <style:style style:name="P98" style:family="paragraph" style:parent-style-name="Standard" style:list-style-name="L4">
      <style:text-properties officeooo:rsid="001e2471" officeooo:paragraph-rsid="00495643"/>
    </style:style>
    <style:style style:name="P99" style:family="paragraph" style:parent-style-name="Standard" style:list-style-name="L5">
      <style:text-properties officeooo:rsid="001e2471" officeooo:paragraph-rsid="001c537a"/>
    </style:style>
    <style:style style:name="P100" style:family="paragraph" style:parent-style-name="Standard" style:list-style-name="L5">
      <style:text-properties officeooo:rsid="001e2471" officeooo:paragraph-rsid="00495643"/>
    </style:style>
    <style:style style:name="P101" style:family="paragraph" style:parent-style-name="Standard" style:list-style-name="L4">
      <style:text-properties officeooo:rsid="004a0dc3" officeooo:paragraph-rsid="004a0dc3"/>
    </style:style>
    <style:style style:name="P102" style:family="paragraph" style:parent-style-name="Standard" style:list-style-name="L6">
      <style:text-properties officeooo:rsid="003c4590" officeooo:paragraph-rsid="003c4590"/>
    </style:style>
    <style:style style:name="P103" style:family="paragraph" style:parent-style-name="Standard" style:list-style-name="L5">
      <style:text-properties officeooo:rsid="001c537a" officeooo:paragraph-rsid="00495643"/>
    </style:style>
    <style:style style:name="P104" style:family="paragraph" style:parent-style-name="Standard" style:list-style-name="L5">
      <style:text-properties officeooo:rsid="001c91b0" officeooo:paragraph-rsid="00495643"/>
    </style:style>
    <style:style style:name="P105" style:family="paragraph" style:parent-style-name="Standard" style:list-style-name="L5">
      <style:text-properties officeooo:rsid="004ad127" officeooo:paragraph-rsid="004ad127"/>
    </style:style>
    <style:style style:name="P106" style:family="paragraph" style:parent-style-name="Standard" style:list-style-name="L5">
      <style:text-properties officeooo:rsid="004bd9f0" officeooo:paragraph-rsid="004bd9f0"/>
    </style:style>
    <style:style style:name="P10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08" style:family="paragraph" style:parent-style-name="Standard">
      <style:text-properties officeooo:rsid="006698e0" officeooo:paragraph-rsid="006698e0"/>
    </style:style>
    <style:style style:name="P109" style:family="paragraph" style:parent-style-name="Standard">
      <style:text-properties officeooo:rsid="0067ffea" officeooo:paragraph-rsid="0067ffea"/>
    </style:style>
    <style:style style:name="P110" style:family="paragraph" style:parent-style-name="Heading_20_1" style:list-style-name=""/>
    <style:style style:name="P111" style:family="paragraph" style:parent-style-name="Heading_20_1">
      <style:paragraph-properties fo:break-before="page"/>
    </style:style>
    <style:style style:name="P112" style:family="paragraph" style:parent-style-name="Heading_20_3">
      <style:paragraph-properties fo:break-before="page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T55" style:family="text">
      <style:text-properties officeooo:rsid="0065a2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5"><text:a xlink:type="simple" xlink:href="#__RefHeading___Toc1191_886695240" text:style-name="Index_20_Link" text:visited-style-name="Index_20_Link">Allgemein<text:tab/>1</text:a></text:p>
          <text:p text:style-name="P85"><text:a xlink:type="simple" xlink:href="#__RefHeading___Toc1193_886695240" text:style-name="Index_20_Link" text:visited-style-name="Index_20_Link">Symbol<text:tab/>1</text:a></text:p>
          <text:p text:style-name="P86"><text:a xlink:type="simple" xlink:href="#__RefHeading___Toc1195_886695240" text:style-name="Index_20_Link" text:visited-style-name="Index_20_Link">Startsymbol<text:tab/>4</text:a></text:p>
          <text:p text:style-name="P86"><text:a xlink:type="simple" xlink:href="#__RefHeading___Toc1197_886695240" text:style-name="Index_20_Link" text:visited-style-name="Index_20_Link">Schaltsymbole<text:tab/>4</text:a></text:p>
          <text:p text:style-name="P87"><text:a xlink:type="simple" xlink:href="#__RefHeading___Toc1199_886695240" text:style-name="Index_20_Link" text:visited-style-name="Index_20_Link">Grundstellung<text:tab/>5</text:a></text:p>
          <text:p text:style-name="P86"><text:a xlink:type="simple" xlink:href="#__RefHeading___Toc1201_886695240" text:style-name="Index_20_Link" text:visited-style-name="Index_20_Link">Überlagerte Symbole<text:tab/>5</text:a></text:p>
          <text:p text:style-name="P86"><text:a xlink:type="simple" xlink:href="#__RefHeading___Toc1203_886695240" text:style-name="Index_20_Link" text:visited-style-name="Index_20_Link">Füllfarbe<text:tab/>5</text:a></text:p>
          <text:p text:style-name="P85"><text:a xlink:type="simple" xlink:href="#__RefHeading___Toc1205_886695240" text:style-name="Index_20_Link" text:visited-style-name="Index_20_Link">Gleisplan<text:tab/>6</text:a></text:p>
          <text:p text:style-name="P86"><text:a xlink:type="simple" xlink:href="#__RefHeading___Toc1207_886695240" text:style-name="Index_20_Link" text:visited-style-name="Index_20_Link">Abschnitt<text:tab/>6</text:a></text:p>
          <text:p text:style-name="P86"><text:a xlink:type="simple" xlink:href="#__RefHeading___Toc1209_886695240" text:style-name="Index_20_Link" text:visited-style-name="Index_20_Link">Block<text:tab/>6</text:a></text:p>
          <text:p text:style-name="P86"><text:a xlink:type="simple" xlink:href="#__RefHeading___Toc1211_886695240" text:style-name="Index_20_Link" text:visited-style-name="Index_20_Link">Signal<text:tab/>6</text:a></text:p>
          <text:p text:style-name="P85"><text:a xlink:type="simple" xlink:href="#__RefHeading___Toc1213_886695240" text:style-name="Index_20_Link" text:visited-style-name="Index_20_Link">Technische Details<text:tab/>7</text:a></text:p>
          <text:p text:style-name="P86"><text:a xlink:type="simple" xlink:href="#__RefHeading___Toc1215_886695240" text:style-name="Index_20_Link" text:visited-style-name="Index_20_Link">Schaltvorgang Weichenantrieb<text:tab/>7</text:a></text:p>
          <text:p text:style-name="P86"><text:a xlink:type="simple" xlink:href="#__RefHeading___Toc1217_886695240" text:style-name="Index_20_Link" text:visited-style-name="Index_20_Link">Physikalischer Aufbau eines Block<text:tab/>7</text:a></text:p>
          <text:p text:style-name="P85"><text:a xlink:type="simple" xlink:href="#__RefHeading___Toc1219_886695240" text:style-name="Index_20_Link" text:visited-style-name="Index_20_Link">Weiteres<text:tab/>7</text:a></text:p>
          <text:p text:style-name="P86"><text:a xlink:type="simple" xlink:href="#__RefHeading___Toc1221_886695240" text:style-name="Index_20_Link" text:visited-style-name="Index_20_Link">Links<text:tab/>7</text:a></text:p>
          <text:p text:style-name="P86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110" text:outline-level="1"/>
      <text:h text:style-name="P111" text:outline-level="1"><text:bookmark-start text:name="__RefHeading___Toc1191_886695240"/>Allgemein<text:bookmark-end text:name="__RefHeading___Toc1191_886695240"/></text:h>
      <text:p text:style-name="P11"/>
      <text:p text:style-name="P17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3">Ein Symbol ist ein quadratisches Element welches acht <text:span text:style-name="T9">mögliche Verbindungspunkte</text:span> hat.</text:p>
      <text:p text:style-name="P3">Die <text:span text:style-name="T9">Verbindungspunkte (innere Zahlen: Bit-Nummer, äußeren Zahlen: Bit-Wert) sind wie nachfolgend angegeben definiert:</text:span></text:p>
      <text:p text:style-name="P3"/>
      <text:p text:style-name="P34"/>
      <text:p text:style-name="P34">128 <text:s text:c="4"/>1 <text:s text:c="5"/>2</text:p>
      <text:p text:style-name="P34"><text:s text:c="2"/>\ <text:s text:c="4"/>| <text:s text:c="3"/>/</text:p>
      <text:p text:style-name="P34"><text:s text:c="4"/>7 <text:s text:c="2"/>0 <text:s text:c="2"/>1</text:p>
      <text:p text:style-name="P34"/>
      <text:p text:style-name="P34">64- 6 <text:s text:c="6"/>2 - 4</text:p>
      <text:p text:style-name="P34"/>
      <text:p text:style-name="P34"><text:s text:c="4"/>5 <text:s text:c="2"/>4 <text:s text:c="2"/>3</text:p>
      <text:p text:style-name="P34"><text:s text:c="2"/>/ <text:s text:c="4"/>| <text:s text:c="4"/>\</text:p>
      <text:p text:style-name="P34">32 <text:s text:c="5"/>16 <text:s text:c="5"/>8</text:p>
      <text:p text:style-name="P62"/>
      <text:p text:style-name="P62"/>
      <text:p text:style-name="P62"/>
      <text:p text:style-name="P34">enum Direction {</text:p>
      <text:p text:style-name="P34"><text:s text:c="2"/><text:bookmark-start text:name="__DdeLink__883_955753623"/><text:s text:c="2"/>UNSET <text:s text:c="7"/>= 0,</text:p>
      <text:p text:style-name="P34"><text:s text:c="4"/>TOP <text:s text:c="9"/>= 1, // <text:span text:style-name="T39">Bit 0</text:span></text:p>
      <text:p text:style-name="P34"><text:s text:c="4"/>TOP_RIGHT <text:s text:c="3"/>= 2, // <text:span text:style-name="T39">Bit 1</text:span></text:p>
      <text:p text:style-name="P34"><text:s text:c="4"/>RIGHT <text:s text:c="7"/>= 4, // <text:span text:style-name="T39">Bit 2</text:span></text:p>
      <text:p text:style-name="P34"><text:s text:c="4"/>BOTTOM_RIGHT = 8, // <text:span text:style-name="T39">Bit 3 ...</text:span></text:p>
      <text:p text:style-name="P34"/>
      <text:p text:style-name="P34"><text:s text:c="4"/>BOTTOM <text:s text:c="6"/>= 16,</text:p>
      <text:p text:style-name="P34"><text:s text:c="4"/>BOTTOM_LEFT <text:s/>= 32,</text:p>
      <text:p text:style-name="P34"><text:s text:c="4"/>LEFT <text:s text:c="8"/>= 64,</text:p>
      <text:p text:style-name="P34"><text:s text:c="4"/>TOP_LEFT <text:s text:c="4"/>= 128<text:bookmark-end text:name="__DdeLink__883_955753623"/></text:p>
      <text:p text:style-name="P34">};</text:p>
      <text:p text:style-name="P33"/>
      <text:p text:style-name="P33"/>
      <text:p text:style-name="P3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3"/>
      <text:p text:style-name="P2">Die <text:span text:style-name="T10">Anzahl der belegten</text:span> <text:span text:style-name="T9">Verbindungspunkte</text:span> beschreiben das Symbol und dessen Eigenschaften.</text:p>
      <text:p text:style-name="P8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66">Anzahl Besetzte Verbindungspunkte</text:p>
          </table:table-cell>
          <table:table-cell table:style-name="Table4.A1" office:value-type="string">
            <text:p text:style-name="P66">Oberbegriff</text:p>
          </table:table-cell>
          <table:table-cell table:style-name="Table4.A1" office:value-type="string">
            <text:p text:style-name="P72">Bezeichnung</text:p>
          </table:table-cell>
          <table:table-cell table:style-name="Table4.D1" office:value-type="string">
            <text:p text:style-name="P66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Endgleis</text:p>
          </table:table-cell>
          <table:table-cell table:style-name="Table4.A2" office:value-type="string">
            <text:p text:style-name="P73"/>
          </table:table-cell>
          <table:table-cell table:style-name="Table4.D2" office:value-type="string">
            <text:p text:style-name="P73">Prellbock</text:p>
          </table:table-cell>
        </table:table-row>
        <table:table-row>
          <table:table-cell table:style-name="Table4.A2" table:number-rows-spanned="2" office:value-type="string">
            <text:p text:style-name="P73">2</text:p>
          </table:table-cell>
          <table:table-cell table:style-name="Table4.A2" table:number-rows-spanned="2" office:value-type="string">
            <text:p text:style-name="P73">Gleis</text:p>
          </table:table-cell>
          <table:table-cell table:style-name="Table4.A2" office:value-type="string">
            <text:p text:style-name="P73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3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3">3</text:p>
          </table:table-cell>
          <table:table-cell table:style-name="Table4.A2" table:number-rows-spanned="2" office:value-type="string">
            <text:p text:style-name="P73">Weiche</text:p>
          </table:table-cell>
          <table:table-cell table:style-name="Table4.A2" office:value-type="string">
            <text:p text:style-name="P73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3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3">4</text:p>
          </table:table-cell>
          <table:table-cell table:style-name="Table4.A2" table:number-rows-spanned="2" office:value-type="string">
            <text:p text:style-name="P73">Doppelweiche</text:p>
          </table:table-cell>
          <table:table-cell table:style-name="Table4.A2" office:value-type="string">
            <text:p text:style-name="P73">Kreuzungsweiche</text:p>
          </table:table-cell>
          <table:table-cell table:style-name="Table4.D2" table:number-rows-spanned="2" office:value-type="string">
            <text:p text:style-name="P73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3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3">Kreuzung</text:p>
          </table:table-cell>
          <table:table-cell table:style-name="Table4.A2" office:value-type="string">
            <text:p text:style-name="P73"/>
          </table:table-cell>
          <table:table-cell table:style-name="Table4.D2" office:value-type="string">
            <text:p text:style-name="P73">Ohne Antrieb</text:p>
          </table:table-cell>
        </table:table-row>
      </table:table>
      <text:p text:style-name="P1"/>
      <text:p text:style-name="P1"/>
      <text:p text:style-name="P33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5"/>
      <text:p text:style-name="P32">Ein gültiges Symbol muss ferner folgende Eigenschaften aufweisen:</text:p>
      <text:p text:style-name="P43"/>
      <text:p text:style-name="P35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5"/>
      <text:p text:style-name="P35">Verbindungspunkte <text:span text:style-name="T10">müssen mindestens 3 Bit auseinander liegen.</text:span></text:p>
      <text:p text:style-name="P25"/>
      <text:p text:style-name="P26">Beispiel: <text:span text:style-name="T11"><text:tab/></text:span><text:span text:style-name="T12">Symbole mit dem Wert 96 (BOTTOM_LEFT, LEFT) oder 80 (LEFT, BOTTOM) <text:tab/><text:tab/>sind ungültig.</text:span></text:p>
      <text:p text:style-name="P4"/>
      <text:p text:style-name="P37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7"/>
      <text:p text:style-name="P27">Beispiel:<text:tab/><text:span text:style-name="T11">Symbol mit dem Wert 34 (BOTTOM_LEFT, TOP_RIGHT) ist ein gerades </text:span><text:span text:style-name="T14">Gleis</text:span></text:p>
      <text:p text:style-name="P38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5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5"/>
      <text:p text:style-name="P41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39"/>
      <text:p text:style-name="P39"><text:span text:style-name="T2">Beispiel:</text:span><text:tab/>Symbol mit dem Wert 38 (<text:span text:style-name="T13">BOTTOM_LEFT, TOP_RIGHT, RIGHT</text:span><text:span text:style-name="T11">) ist eine Weiche</text:span></text:p>
      <text:p text:style-name="P30"/>
      <text:p text:style-name="P40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40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0"><text:span text:style-name="T15"><text:tab/><text:tab/></text:span><text:span text:style-name="T11">Weiche.</text:span></text:p>
      <text:p text:style-name="P40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0"><text:span text:style-name="T15"><text:tab/><text:tab/></text:span><text:span text:style-name="T11">Weiche.</text:span></text:p>
      <text:p text:style-name="P31"/>
      <text:p text:style-name="P1"/>
      <text:p text:style-name="P42">Bei <text:span text:style-name="T46">genau vier gesetzten</text:span> Verbindungspunkten:</text:p>
      <text:p text:style-name="P36"/>
      <text:p text:style-name="P47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7"/>
      <text:p text:style-name="P48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6"/>
      <text:p text:style-name="P49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5"/>
      <text:p text:style-name="P44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Heading_20_2" text:outline-level="2"><text:bookmark-start text:name="__RefHeading___Toc1195_886695240"/>Startsymbol<text:bookmark-end text:name="__RefHeading___Toc1195_886695240"/></text:h>
      <text:p text:style-name="P24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list xml:id="list2391218136" text:style-name="L1">
        <text:list-item>
          <text:p text:style-name="P88">Es ist ein <text:span text:style-name="T47">gebogenes </text:span>Gleis oder ein Endgleis (keine Weiche, Kreuzung o.ä.)</text:p>
        </text:list-item>
        <text:list-item>
          <text:p text:style-name="P89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90"><text:span text:style-name="T47">B</text:span>eim Endgleis darf nur einer der folgenden Verbindungspunkte gesetzt sein: RIGHT, BOTTOM_RIGHT, BOTTOM, <text:s/>BOTTOM_LEFT</text:p>
        </text:list-item>
      </text:list>
      <text:p text:style-name="P58"/>
      <text:p text:style-name="P7"/>
      <text:h text:style-name="Heading_20_2" text:outline-level="2"><text:bookmark-start text:name="__RefHeading___Toc1197_886695240"/>Schaltsymbole<text:bookmark-end text:name="__RefHeading___Toc1197_886695240"/></text:h>
      <text:p text:style-name="P49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1">Bei Weichen die nur über einen Antrieb verfügen ist bei Antrieb II der Wert 0 hinterlegt.</text:p>
      <text:p text:style-name="P28"/>
      <text:p text:style-name="P29"/>
      <text:h text:style-name="P112" text:outline-level="3"><text:bookmark-start text:name="__RefHeading___Toc1199_886695240"/>Grundstellung<text:bookmark-end text:name="__RefHeading___Toc1199_886695240"/></text:h>
      <text:p text:style-name="P50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6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8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7">Bezeichner / Art</text:p>
          </table:table-cell>
          <table:table-cell table:style-name="Table5.A1" office:value-type="string">
            <text:p text:style-name="P67">Antrieb</text:p>
          </table:table-cell>
          <table:table-cell table:style-name="Table5.A1" office:value-type="string">
            <text:p text:style-name="P67">Gebogenes Gleis</text:p>
          </table:table-cell>
          <table:table-cell table:style-name="Table5.A1" office:value-type="string">
            <text:p text:style-name="P67">Fahrtrichtungsabhängig</text:p>
          </table:table-cell>
          <table:table-cell table:style-name="Table5.E1" office:value-type="string">
            <text:p text:style-name="P69">Anmerkung</text:p>
          </table:table-cell>
        </table:table-row>
        <table:table-row>
          <table:table-cell table:style-name="Table5.A2" office:value-type="string">
            <text:p text:style-name="P53">Bahnübergang</text:p>
          </table:table-cell>
          <table:table-cell table:style-name="Table5.A2" office:value-type="string">
            <text:p text:style-name="P75">1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6">-</text:p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4">Signal</text:p>
          </table:table-cell>
          <table:table-cell table:style-name="Table5.A2" office:value-type="string">
            <text:p text:style-name="P75">1-2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5">X</text:p>
          </table:table-cell>
          <table:table-cell table:style-name="Table5.E2" office:value-type="string">
            <text:p text:style-name="P83">2 Abtriebe <text:span text:style-name="T52">bei Signalen mit Geswindigkeitsbegrenzung</text:span></text:p>
          </table:table-cell>
        </table:table-row>
        <table:table-row>
          <table:table-cell table:style-name="Table5.A2" office:value-type="string">
            <text:p text:style-name="P74">Rangiersignal</text:p>
          </table:table-cell>
          <table:table-cell table:style-name="Table5.A2" office:value-type="string">
            <text:p text:style-name="P75">1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5">X</text:p>
          </table:table-cell>
          <table:table-cell table:style-name="Table5.E2" office:value-type="string">
            <text:p text:style-name="P75"/>
          </table:table-cell>
        </table:table-row>
        <table:table-row>
          <table:table-cell table:style-name="Table5.A2" office:value-type="string">
            <text:p text:style-name="P54">Entkupplungsgleis</text:p>
          </table:table-cell>
          <table:table-cell table:style-name="Table5.A2" office:value-type="string">
            <text:p text:style-name="P75">1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6">-</text:p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57">Tooltip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0">X</text:p>
          </table:table-cell>
          <table:table-cell table:style-name="Table5.A2" office:value-type="string">
            <text:p text:style-name="P76">-</text:p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57">Label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0">X</text:p>
          </table:table-cell>
          <table:table-cell table:style-name="Table5.A2" office:value-type="string">
            <text:p text:style-name="P76">-</text:p>
          </table:table-cell>
          <table:table-cell table:style-name="Table5.E2" office:value-type="string">
            <text:p text:style-name="P80">Text ständig sichtbar</text:p>
          </table:table-cell>
        </table:table-row>
        <table:table-row>
          <table:table-cell table:style-name="Table5.A2" office:value-type="string">
            <text:p text:style-name="P57">Fahrtrichtung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0">X</text:p>
          </table:table-cell>
          <table:table-cell table:style-name="Table5.A2" office:value-type="string">
            <text:p text:style-name="P80">X</text:p>
          </table:table-cell>
          <table:table-cell table:style-name="Table5.E2" office:value-type="string">
            <text:p text:style-name="P80">Fahrtrichtungspfeil</text:p>
          </table:table-cell>
        </table:table-row>
        <table:table-row>
          <table:table-cell table:style-name="Table5.A2" office:value-type="string">
            <text:p text:style-name="P57">Nummer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0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0">Gleisnummer</text:p>
          </table:table-cell>
        </table:table-row>
        <table:table-row>
          <table:table-cell table:style-name="Table5.A2" office:value-type="string">
            <text:p text:style-name="P57">Zugnummer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0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4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59">Fahrstraßensymbol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2">Wird je Abschnitt autom. hinzugefügt </text:p>
          </table:table-cell>
        </table:table-row>
      </table:table>
      <text:p text:style-name="P18"/>
      <text:p text:style-name="P18"/>
      <text:p text:style-name="P19"/>
      <text:h text:style-name="Heading_20_2" text:outline-level="2"><text:bookmark-start text:name="__RefHeading___Toc1203_886695240"/>Füllfarbe<text:bookmark-end text:name="__RefHeading___Toc1203_886695240"/></text:h>
      <text:p text:style-name="P22">Um bestimmte Status anzuzeigen können Symbole mit wie folgt farblich hervorgehoben werdem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0">Farbe</text:p>
          </table:table-cell>
          <table:table-cell table:style-name="Table3.A1" office:value-type="string">
            <text:p text:style-name="P71">Bedeutung</text:p>
          </table:table-cell>
          <table:table-cell table:style-name="Table3.A1" office:value-type="string">
            <text:p text:style-name="P71">Bereich</text:p>
          </table:table-cell>
          <table:table-cell table:style-name="Table3.D1" office:value-type="string">
            <text:p text:style-name="P71">Anzeige</text:p>
          </table:table-cell>
        </table:table-row>
        <table:table-row>
          <table:table-cell table:style-name="Table3.A2" office:value-type="string">
            <text:p text:style-name="P64"><text:span text:style-name="T43">r</text:span>ot</text:p>
          </table:table-cell>
          <table:table-cell table:style-name="Table3.A2" office:value-type="string">
            <text:p text:style-name="P81">belegter Block</text:p>
          </table:table-cell>
          <table:table-cell table:style-name="Table3.A2" office:value-type="string">
            <text:p text:style-name="P81">Block </text:p>
          </table:table-cell>
          <table:table-cell table:style-name="Table3.D2" office:value-type="string">
            <text:p text:style-name="P81">permanent, nur über Gleise</text:p>
          </table:table-cell>
        </table:table-row>
        <table:table-row>
          <table:table-cell table:style-name="Table3.A2" office:value-type="string">
            <text:p text:style-name="P64">blau</text:p>
          </table:table-cell>
          <table:table-cell table:style-name="Table3.A2" office:value-type="string">
            <text:p text:style-name="P81">Fahrstraße gesetzt</text:p>
          </table:table-cell>
          <table:table-cell table:style-name="Table3.A2" office:value-type="string">
            <text:p text:style-name="P81">Fahrstraße</text:p>
          </table:table-cell>
          <table:table-cell table:style-name="Table3.D2" office:value-type="string">
            <text:p text:style-name="P81">kurzzeitig, über alle Symbole</text:p>
          </table:table-cell>
        </table:table-row>
        <table:table-row>
          <table:table-cell table:style-name="Table3.A2" office:value-type="string">
            <text:p text:style-name="P64">grün</text:p>
          </table:table-cell>
          <table:table-cell table:style-name="Table3.A2" office:value-type="string">
            <text:p text:style-name="P81">Freier Block</text:p>
          </table:table-cell>
          <table:table-cell table:style-name="Table3.A2" office:value-type="string">
            <text:p text:style-name="P81">Block</text:p>
          </table:table-cell>
          <table:table-cell table:style-name="Table3.D2" office:value-type="string">
            <text:p text:style-name="P81">permanent, nur über Gleise</text:p>
          </table:table-cell>
        </table:table-row>
        <table:table-row>
          <table:table-cell table:style-name="Table3.A2" office:value-type="string">
            <text:p text:style-name="P81">gelb</text:p>
          </table:table-cell>
          <table:table-cell table:style-name="Table3.A2" office:value-type="string">
            <text:p text:style-name="P81">Fahrstraße frei</text:p>
          </table:table-cell>
          <table:table-cell table:style-name="Table3.A2" office:value-type="string">
            <text:p text:style-name="P81">Fahrstraße</text:p>
          </table:table-cell>
          <table:table-cell table:style-name="Table3.D2" office:value-type="string">
            <text:p text:style-name="P81">kurzzeitig, über alle Symbole</text:p>
          </table:table-cell>
        </table:table-row>
      </table:table>
      <text:p text:style-name="P10"/>
      <text:p text:style-name="P10"/>
      <text:p text:style-name="P9"/>
      <text:h text:style-name="Heading_20_1" text:outline-level="1"><text:bookmark-start text:name="__RefHeading___Toc1205_886695240"/><text:soft-page-break/>Gleisplan<text:bookmark-end text:name="__RefHeading___Toc1205_886695240"/></text:h>
      <text:p text:style-name="P92">Ein Gleisplan setzt sich aus Symbolen zusammen. <text:span text:style-name="T55">Die Position eines Symbol wird durch seine Koordinaten (x, y, z – Werte) eindeutig bestimmt. Je Position kann sich nur ein Symbol befinden. </text:span></text:p>
      <text:p text:style-name="P92"/>
      <text:p text:style-name="P108">Ein Gleisplan kann durch unterschiedliche z-Werte in mehrere logische, einzeln darstellbare Gleispläne unterteilt werden.</text:p>
      <text:p text:style-name="P92"/>
      <text:p text:style-name="P109">Für eine automatische Zugsteuerung muss der Gleisplan valide sein.</text:p>
      <text:p text:style-name="P92"/>
      <text:p text:style-name="P92">Ein Gleisplan ist valide wenn: </text:p>
      <text:list xml:id="list2813320291" text:style-name="L2">
        <text:list-item>
          <text:p text:style-name="P91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94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"/>
      <text:p text:style-name="P1"/>
      <text:p text:style-name="P14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4"/>
      <text:h text:style-name="Heading_20_2" text:outline-level="2"><text:bookmark-start text:name="__RefHeading___Toc1207_886695240"/>Abschnitt<text:bookmark-end text:name="__RefHeading___Toc1207_886695240"/></text:h>
      <text:p text:style-name="P60">Jeder Abschnitt beinhaltet:</text:p>
      <text:list xml:id="list709533757" text:style-name="L3">
        <text:list-item>
          <text:p text:style-name="P95">ein Symbol welches mit einem Fahrstraßensymbol überlager<text:span text:style-name="T55">t</text:span> ist.</text:p>
        </text:list-item>
        <text:list-item>
          <text:p text:style-name="P95">mindestens ein oder mehrere Blöcke.</text:p>
        </text:list-item>
        <text:list-item>
          <text:p text:style-name="P96">Eine Fahrtrichtungsangabe (links, rechts, bzw. rauf, runter oder rechts und links und rauf und runter also in beide Fahrtrichtungen.</text:p>
        </text:list-item>
      </text:list>
      <text:p text:style-name="P14"/>
      <text:h text:style-name="Heading_20_2" text:outline-level="2"><text:bookmark-start text:name="__RefHeading___Toc1209_886695240"/>Block<text:bookmark-end text:name="__RefHeading___Toc1209_886695240"/></text:h>
      <text:p text:style-name="P15">Jeder Block beinhaltet: </text:p>
      <text:list xml:id="list2064745924" text:style-name="L4">
        <text:list-item>
          <text:p text:style-name="P98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98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97">Eine Zugnummernanzeige</text:p>
          <text:p text:style-name="P101"/>
        </text:list-item>
      </text:list>
      <text:p text:style-name="P61">Jeder Block kann durch maximal einen Zug belegt werden.</text:p>
      <text:list xml:id="list2125036898" text:style-name="L5">
        <text:list-header>
          <text:p text:style-name="P99"/>
        </text:list-header>
      </text:list>
      <text:p text:style-name="P15"/>
      <text:h text:style-name="Heading_20_2" text:outline-level="2"><text:bookmark-start text:name="__RefHeading___Toc1211_886695240"/>Signal<text:bookmark-end text:name="__RefHeading___Toc1211_886695240"/></text:h>
      <text:p text:style-name="P52">Ein Signal kann auf grün geschaltet werden wenn:</text:p>
      <text:list xml:id="list3731750835" text:style-name="L6">
        <text:list-item>
          <text:p text:style-name="P102">sich im folgenden Block kein Zug befindet</text:p>
        </text:list-item>
        <text:list-item>
          <text:p text:style-name="P102">Eine Fahrstraße gesetzt und verriegelt ist.</text:p>
        </text:list-item>
      </text:list>
      <text:p text:style-name="P14"/>
      <text:p text:style-name="P14"><text:soft-page-break/></text:p>
      <text:p text:style-name="P13">Fahrstraße</text:p>
      <text:p text:style-name="P23">Eine Fahrstraße bezeichnet die kürzeste Verbindung zwischen zwei Abschnitten mit jeweils richtig gestellten Weichen.</text:p>
      <text:p text:style-name="P23">Wenn eine Fahrstraße geschaltet wird müssen die jeweiligen Signale auf rot stehen.</text:p>
      <text:p text:style-name="P12"/>
      <text:h text:style-name="Heading_20_1" text:outline-level="1"><text:bookmark-start text:name="__RefHeading___Toc1213_886695240"/>Technische Details<text:bookmark-end text:name="__RefHeading___Toc1213_886695240"/></text:h>
      <text:p text:style-name="P55"/>
      <text:h text:style-name="Heading_20_2" text:outline-level="2"><text:bookmark-start text:name="__RefHeading___Toc1215_886695240"/><text:span text:style-name="T21">Schaltvorgang </text:span>Weichenantrieb<text:bookmark-end text:name="__RefHeading___Toc1215_886695240"/></text:h>
      <text:p text:style-name="P20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Stellung</text:p>
          </table:table-cell>
          <table:table-cell table:style-name="Table1.B1" office:value-type="string">
            <text:p text:style-name="P65">Antrieb</text:p>
          </table:table-cell>
        </table:table-row>
        <table:table-row>
          <table:table-cell table:style-name="Table1.A2" office:value-type="string">
            <text:p text:style-name="P77">0</text:p>
          </table:table-cell>
          <table:table-cell table:style-name="Table1.B2" office:value-type="string">
            <text:p text:style-name="P77">Gerade</text:p>
          </table:table-cell>
        </table:table-row>
        <table:table-row>
          <table:table-cell table:style-name="Table1.A2" office:value-type="string">
            <text:p text:style-name="P77">1</text:p>
          </table:table-cell>
          <table:table-cell table:style-name="Table1.B2" office:value-type="string">
            <text:p text:style-name="P77">Rund</text:p>
          </table:table-cell>
        </table:table-row>
      </table:table>
      <text:p text:style-name="P20"/>
      <text:p text:style-name="P20"/>
      <text:p text:style-name="P21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8">Stellung</text:p>
          </table:table-cell>
          <table:table-cell table:style-name="Table2.A1" office:value-type="string">
            <text:p text:style-name="P68">Antrieb 1</text:p>
          </table:table-cell>
          <table:table-cell table:style-name="Table2.C1" office:value-type="string">
            <text:p text:style-name="P68">Antrieb 2</text:p>
          </table:table-cell>
        </table:table-row>
        <table:table-row>
          <table:table-cell table:style-name="Table2.A2" office:value-type="string">
            <text:p text:style-name="P78">0</text:p>
          </table:table-cell>
          <table:table-cell table:style-name="Table2.A2" office:value-type="string">
            <text:p text:style-name="P79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79">Gerade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9">Rund</text:p>
          </table:table-cell>
          <table:table-cell table:style-name="Table2.C2" office:value-type="string">
            <text:p text:style-name="P79">Gerade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9">Rund</text:p>
          </table:table-cell>
          <table:table-cell table:style-name="Table2.C2" office:value-type="string">
            <text:p text:style-name="P79">Rund</text:p>
          </table:table-cell>
        </table:table-row>
        <table:table-row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79">Gerade</text:p>
          </table:table-cell>
          <table:table-cell table:style-name="Table2.C2" office:value-type="string">
            <text:p text:style-name="P79">Rund</text:p>
          </table:table-cell>
        </table:table-row>
      </table:table>
      <text:p text:style-name="P20"/>
      <text:h text:style-name="Heading_20_2" text:outline-level="2"><text:bookmark-start text:name="__RefHeading___Toc1217_886695240"/><text:span text:style-name="T53">Physikalischer Aufbau eines </text:span>Block<text:bookmark-end text:name="__RefHeading___Toc1217_886695240"/></text:h>
      <text:p text:style-name="P56">Ein Block muss folgendes Aufweisen:</text:p>
      <text:list xml:id="list222657417362475" text:continue-list="list2125036898" text:style-name="L5">
        <text:list-item>
          <text:p text:style-name="P103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04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05">Mindestlänge von 2m</text:p>
        </text:list-item>
        <text:list-item>
          <text:p text:style-name="P106">Eigene Stromeinspeisung.</text:p>
          <text:p text:style-name="P100"/>
        </text:list-item>
      </text:list>
      <text:p text:style-name="P14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5"><text:a xlink:type="simple" xlink:href="http://www.stellwerke.de/grund/seite1_n.html" text:style-name="Internet_20_link" text:visited-style-name="Visited_20_Internet_20_Link"/></text:p>
      <text:p text:style-name="P15"><text:a xlink:type="simple" xlink:href="http://www.stellwerke.de/grund/seite1_n.html" text:style-name="Internet_20_link" text:visited-style-name="Visited_20_Internet_20_Link">http://www.stellwerke.de/grund/seite1_n.html</text:a></text:p>
      <text:p text:style-name="P15"/>
      <text:p text:style-name="P14"><text:soft-page-break/></text:p>
      <text:h text:style-name="Heading_20_2" text:outline-level="2"><text:bookmark-start text:name="__RefHeading___Toc1223_886695240"/>Todo<text:bookmark-end text:name="__RefHeading___Toc1223_886695240"/></text:h>
      <text:p text:style-name="P16"/>
      <text:p text:style-name="P16">Berücksichtigung von Drehscheibe und Schiebebühne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30:51.583753456</meta:creation-date>
    <dc:date>2019-04-11T22:20:10.335631546</dc:date>
    <meta:editing-duration>PT4H57M23S</meta:editing-duration>
    <meta:editing-cycles>76</meta:editing-cycles>
    <meta:generator>LibreOffice/6.1.5.2$Linux_X86_64 LibreOffice_project/10$Build-2</meta:generator>
    <meta:document-statistic meta:table-count="5" meta:image-count="0" meta:object-count="0" meta:page-count="8" meta:paragraph-count="239" meta:word-count="1385" meta:character-count="9582" meta:non-whitespace-character-count="8263"/>
  </office:meta>
</office:document-meta>
</file>